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font-name="Calibri" fo:font-size="16pt" style:font-size-asian="16pt"/>
    </style:style>
    <style:style style:name="P2" style:family="paragraph" style:parent-style-name="Preformatted_20_Text">
      <style:text-properties style:font-name="Calibri" fo:font-size="10pt" officeooo:rsid="0016890a" officeooo:paragraph-rsid="0016890a" style:font-size-asian="10pt" style:font-size-complex="10pt"/>
    </style:style>
    <style:style style:name="P3" style:family="paragraph" style:parent-style-name="Standard">
      <style:text-properties style:font-name="Calibri" fo:font-size="16pt" officeooo:paragraph-rsid="0016890a" style:font-size-asian="16pt"/>
    </style:style>
    <style:style style:name="P4" style:family="paragraph" style:parent-style-name="Standard">
      <style:text-properties style:font-name="Calibri" fo:font-size="16pt" officeooo:rsid="00183a95" officeooo:paragraph-rsid="00183a95" style:font-size-asian="14pt" style:font-size-complex="16pt"/>
    </style:style>
    <style:style style:name="P5" style:family="paragraph" style:parent-style-name="Standard">
      <style:text-properties style:font-name="Calibri" fo:font-size="10pt" officeooo:paragraph-rsid="0016890a" style:font-size-asian="10pt" style:font-size-complex="10pt"/>
    </style:style>
    <style:style style:name="P6" style:family="paragraph" style:parent-style-name="Standard">
      <style:text-properties style:font-name="Calibri" fo:font-size="10pt" style:font-size-asian="10pt" style:font-size-complex="10pt"/>
    </style:style>
    <style:style style:name="P7" style:family="paragraph" style:parent-style-name="Standard">
      <style:text-properties style:font-name="Calibri" fo:font-size="10pt" officeooo:rsid="0016890a" officeooo:paragraph-rsid="0016890a" style:font-size-asian="10pt" style:font-size-complex="10pt"/>
    </style:style>
    <style:style style:name="P8" style:family="paragraph" style:parent-style-name="Standard">
      <style:text-properties style:font-name="Calibri" fo:font-size="10pt" officeooo:rsid="00183a95" officeooo:paragraph-rsid="00183a95" style:font-size-asian="8.75pt" style:font-size-complex="10pt"/>
    </style:style>
    <style:style style:name="T1" style:family="text">
      <style:text-properties style:font-name="Calibri" fo:font-size="16pt" style:font-size-asian="16pt"/>
    </style:style>
    <style:style style:name="T2" style:family="text">
      <style:text-properties officeooo:rsid="0016890a"/>
    </style:style>
    <style:style style:name="T3" style:family="text">
      <style:text-properties fo:font-size="16pt" style:font-size-asian="16pt"/>
    </style:style>
    <style:style style:name="T4" style:family="text">
      <style:text-properties fo:font-variant="normal" fo:text-transform="none" style:use-window-font-color="true" loext:opacity="0%" style:font-name="Consolas" fo:font-size="9.75pt" fo:letter-spacing="normal" fo:font-style="normal" fo:font-weight="normal" fo:background-color="transparent" loext:char-shading-value="0" style:font-size-asian="16pt" loext:padding="0cm" loext:border="none"/>
    </style:style>
    <style:style style:name="T5" style:family="text">
      <style:text-properties fo:font-variant="normal" fo:text-transform="none" style:use-window-font-color="true" loext:opacity="0%" style:font-name="Consolas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use-window-font-color="true" loext:opacity="0%" style:font-name="aakar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officeooo:rsid="001a0e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Script de création de la base gescom :</text:span></text:p>
      <text:p text:style-name="P3"/>
      <text:p text:style-name="P3"/>
      <text:p text:style-name="P5">CREATE TABLE Suppliers(</text:p>
      <text:p text:style-name="P6"><text:s text:c="3"/>sup_id INT AUTO_INCREMENT,</text:p>
      <text:p text:style-name="P6"><text:s text:c="3"/>sup_name VARCHAR(50) ,</text:p>
      <text:p text:style-name="P6"><text:s text:c="3"/>sup_city VARCHAR(50) ,</text:p>
      <text:p text:style-name="P6"><text:s text:c="3"/>sup_adress VARCHAR(150) ,</text:p>
      <text:p text:style-name="P6"><text:s text:c="3"/>sup_mail VARCHAR(75) ,</text:p>
      <text:p text:style-name="P6"><text:s text:c="3"/>sup_phone INT,</text:p>
      <text:p text:style-name="P6"><text:s text:c="3"/>PRIMARY KEY(sup_id)</text:p>
      <text:p text:style-name="P6">);</text:p>
      <text:p text:style-name="P6"/>
      <text:p text:style-name="P6">CREATE TABLE Customers(</text:p>
      <text:p text:style-name="P6"><text:s text:c="3"/>cus_id INT AUTO_INCREMENT,</text:p>
      <text:p text:style-name="P6"><text:s text:c="3"/>cus_lastname VARCHAR(50) ,</text:p>
      <text:p text:style-name="P6"><text:s text:c="3"/>cus_firstname VARCHAR(50) ,</text:p>
      <text:p text:style-name="P6"><text:s text:c="3"/>cus_adress VARCHAR(150) ,</text:p>
      <text:p text:style-name="P6"><text:s text:c="3"/>cus_zipcode VARCHAR(50) ,</text:p>
      <text:p text:style-name="P6"><text:s text:c="3"/>cus_city VARCHAR(50) ,</text:p>
      <text:p text:style-name="P6"><text:s text:c="3"/>cus_mail VARCHAR(75) ,</text:p>
      <text:p text:style-name="P6"><text:s text:c="3"/>cus_phone INT,</text:p>
      <text:p text:style-name="P6"><text:s text:c="3"/>PRIMARY KEY(cus_id)</text:p>
      <text:p text:style-name="P6">);</text:p>
      <text:p text:style-name="P6"/>
      <text:p text:style-name="P6">CREATE TABLE Orders(</text:p>
      <text:p text:style-name="P6"><text:s text:c="3"/>ord_id INT AUTO_INCREMENT,</text:p>
      <text:p text:style-name="P6"><text:s text:c="3"/>ord_order_date DATE,</text:p>
      <text:p text:style-name="P6"><text:s text:c="3"/>ord_ship_date DATE,</text:p>
      <text:p text:style-name="P6"><text:s text:c="3"/>ord_bill_date DATE,</text:p>
      <text:p text:style-name="P6"><text:s text:c="3"/>ord_reception_date DATE,</text:p>
      <text:p text:style-name="P6"><text:s text:c="3"/>ord_status VARCHAR(25) ,</text:p>
      <text:p text:style-name="P6"><text:s text:c="3"/>cus_id INT,</text:p>
      <text:p text:style-name="P6"><text:s text:c="3"/>PRIMARY KEY(ord_id),</text:p>
      <text:p text:style-name="P6"><text:s text:c="3"/>FOREIGN KEY(cus_id) REFERENCES Customers(cus_id)</text:p>
      <text:p text:style-name="P6">);</text:p>
      <text:p text:style-name="P6"/>
      <text:p text:style-name="P6">CREATE TABLE Categories(</text:p>
      <text:p text:style-name="P6"><text:s text:c="3"/>cat_id INT AUTO_INCREMENT,</text:p>
      <text:p text:style-name="P6"><text:s text:c="3"/>cat_name VARCHAR(200) ,</text:p>
      <text:p text:style-name="P6"><text:s text:c="3"/>cat_parent_id INT NOT NULL,</text:p>
      <text:p text:style-name="P6"><text:s text:c="3"/>PRIMARY KEY(cat_id)</text:p>
      <text:p text:style-name="P6">);</text:p>
      <text:p text:style-name="P6"/>
      <text:p text:style-name="P6">CREATE TABLE Products(</text:p>
      <text:p text:style-name="P6"><text:s text:c="3"/>pro_id INT AUTO_INCREMENT,</text:p>
      <text:p text:style-name="P6"><text:s text:c="3"/>pro_ref VARCHAR(10) ,</text:p>
      <text:p text:style-name="P6"><text:s text:c="3"/>pro_name VARCHAR(200) ,</text:p>
      <text:p text:style-name="P6"><text:s text:c="3"/>pro_desc VARCHAR(1000) ,</text:p>
      <text:p text:style-name="P6"><text:s text:c="3"/>pro_price DECIMAL(6,2) <text:s/>,</text:p>
      <text:p text:style-name="P6"><text:s text:c="3"/>pro_stock SMALLINT,</text:p>
      <text:p text:style-name="P6"><text:s text:c="3"/>pro_color VARCHAR(30) ,</text:p>
      <text:p text:style-name="P6"><text:s text:c="3"/>pro_picture VARCHAR(40) ,</text:p>
      <text:p text:style-name="P6"><text:s text:c="3"/>pro_add_date DATE,</text:p>
      <text:p text:style-name="P6"><text:s text:c="3"/>pro_update_date DATETIME,</text:p>
      <text:p text:style-name="P6"><text:s text:c="3"/>pro_publish TINYINT,</text:p>
      <text:p text:style-name="P6"><text:s text:c="3"/>cat_id INT,</text:p>
      <text:p text:style-name="P6"><text:s text:c="3"/>sup_id INT,</text:p>
      <text:p text:style-name="P6"><text:s text:c="3"/>PRIMARY KEY(pro_id),</text:p>
      <text:p text:style-name="P6"><text:s text:c="3"/>FOREIGN KEY(cat_id) REFERENCES Categories(cat_id),</text:p>
      <text:p text:style-name="P6"><text:soft-page-break/><text:s text:c="3"/>FOREIGN KEY(sup_id) REFERENCES Suppliers(sup_id)</text:p>
      <text:p text:style-name="P6">);</text:p>
      <text:p text:style-name="P6"/>
      <text:p text:style-name="P6">CREATE TABLE Details(</text:p>
      <text:p text:style-name="P6"><text:s text:c="3"/>ord_id INT,</text:p>
      <text:p text:style-name="P6"><text:s text:c="3"/>pro_id INT,</text:p>
      <text:p text:style-name="P6"><text:s text:c="3"/>det_id INT,</text:p>
      <text:p text:style-name="P6"><text:s text:c="3"/>det_price DECIMAL(6,2) <text:s/>,</text:p>
      <text:p text:style-name="P6"><text:s text:c="3"/>det_quantity INT,</text:p>
      <text:p text:style-name="P6"><text:s text:c="3"/>PRIMARY KEY(ord_id, pro_id),</text:p>
      <text:p text:style-name="P6"><text:s text:c="3"/>FOREIGN KEY(ord_id) REFERENCES Orders(ord_id),</text:p>
      <text:p text:style-name="P6"><text:s text:c="3"/>FOREIGN KEY(pro_id) REFERENCES Products(pro_id)</text:p>
      <text:p text:style-name="P6">);</text:p>
      <text:p text:style-name="P6"><text:span text:style-name="T1"/></text:p>
      <text:p text:style-name="P6"><text:span text:style-name="T1"/></text:p>
      <text:p text:style-name="P7"><text:span text:style-name="T3">Script de gestion des utilisateurs</text:span></text:p>
      <text:p text:style-name="P7"><text:span text:style-name="T3"/></text:p>
      <text:p text:style-name="P7"><text:span text:style-name="T3">utilisateur 1 :</text:span></text:p>
      <text:p text:style-name="P7"><text:span text:style-name="T3"/></text:p>
      <text:p text:style-name="P8">GRANT ALL PRIVILEGES ON gescom.* TO ‘util1’@’adresse_ip’ ;</text:p>
      <text:p text:style-name="P4"/>
      <text:p text:style-name="P4">utilisateur 2 :</text:p>
      <text:p text:style-name="P4"/>
      <text:p text:style-name="P8">GRANT SELECT ON gescom.* TO ‘util2’@’adresse_ip’ ;</text:p>
      <text:p text:style-name="P4"/>
      <text:p text:style-name="P4">utilisateur 3 :</text:p>
      <text:p text:style-name="P4"/>
      <text:p text:style-name="P8">GRANT SELECT ON gescom.client <text:span text:style-name="T7">TO ‘util3’@’adresse_ip’ ;</text:span></text:p>
      <text:p text:style-name="P4"/>
      <text:p text:style-name="P4"/>
      <text:p text:style-name="P4"/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2"><text:span text:style-name="Source_20_Text"><text:span text:style-name="T6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7"><text:span text:style-name="T3"/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08:59:33.593000000</meta:creation-date>
    <dc:date>2023-11-03T12:15:16.251051061</dc:date>
    <meta:editing-duration>PT3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211" meta:character-count="1831" meta:non-whitespace-character-count="1532"/>
  </office:meta>
</office:document-meta>
</file>